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T1" style:family="text">
      <style:text-properties fo:font-family="Symbo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05cm" svg:y1="7.985cm" svg:x2="8.62cm" svg:y2="7.985cm">
          <text:p/>
        </draw:line>
        <draw:line draw:style-name="gr1" draw:text-style-name="P1" draw:layer="layout" svg:x1="2.906cm" svg:y1="3.585cm" svg:x2="8.621cm" svg:y2="3.585cm">
          <text:p/>
        </draw:line>
        <draw:frame draw:style-name="gr2" draw:layer="layout" svg:width="5.129cm" svg:height="0.962cm" svg:x="3.232cm" svg:y="8.293cm">
          <draw:text-box>
            <text:p>Ground state (1)</text:p>
          </draw:text-box>
        </draw:frame>
        <draw:frame draw:style-name="gr2" draw:layer="layout" svg:width="5.091cm" svg:height="0.962cm" svg:x="3.233cm" svg:y="2.593cm">
          <draw:text-box>
            <text:p>Excited state (2)</text:p>
          </draw:text-box>
        </draw:frame>
        <draw:line draw:style-name="gr3" draw:text-style-name="P1" draw:layer="layout" svg:x1="5.68cm" svg:y1="4.175cm" svg:x2="5.68cm" svg:y2="7.35cm">
          <text:p/>
        </draw:line>
        <draw:frame draw:style-name="gr2" draw:layer="layout" svg:width="1.314cm" svg:height="1.081cm" svg:x="5.79cm" svg:y="5.324cm">
          <draw:text-box>
            <text:p><text:span text:style-name="T1">D</text:span><text:span text:style-name="T2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ussi Eloranta</meta:initial-creator>
    <meta:creation-date>2009-03-27T12:25:36</meta:creation-date>
    <dc:date>2009-03-27T12:35:45</dc:date>
    <dc:creator>Jussi Eloranta</dc:creator>
    <meta:editing-duration>PT00H10M10S</meta:editing-duration>
    <meta:editing-cycles>2</meta:editing-cycles>
    <meta:generator>OpenOffice.org/3.0$Unix OpenOffice.org_project/300m15$Build-9379</meta:generator>
    <meta:document-statistic meta:object-count="6"/>
    <meta:user-defined meta:name="Info 1"/>
    <meta:user-defined meta:name="Info 2"/>
    <meta:user-defined meta:name="Info 3"/>
    <meta:user-defined meta:name="Info 4"/>
  </office:meta>
</office:document-meta>
</file>